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0D0000046A697CC3EF5522DE59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194cm" svg:y="0.178cm" svg:width="17cm" svg:height="24.596cm" draw:z-index="0"><draw:image xlink:href="Pictures/100000000000030D0000046A697CC3EF5522DE59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5T10:27:07.277322444</meta:creation-date>
    <dc:date>2023-12-05T10:30:04.752722442</dc:date>
    <meta:editing-duration>PT2M58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